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7548138583492204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50741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529372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513963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230339162287454553" text:style-name="L2">
        <text:list-item>
          <text:list>
            <text:list-item>
              <text:p text:style-name="P41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5837282011709773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064834177940558728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9903807506976827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84806156165153118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532402935387160800" text:style-name="L7">
        <text:list-item>
          <text:list>
            <text:list-header>
              <text:p text:style-name="P47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8378755175381842205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6T13:29:06.01</dc:date>
    <dc:creator>James  Lombardi</dc:creator>
    <meta:editing-duration>P7DT17H45M1S</meta:editing-duration>
    <meta:editing-cycles>696</meta:editing-cycles>
    <meta:generator>OpenOffice/4.1.2$Win32 OpenOffice.org_project/412m3$Build-9782</meta:generator>
    <meta:document-statistic meta:table-count="0" meta:image-count="0" meta:object-count="0" meta:page-count="21" meta:paragraph-count="565" meta:word-count="7351" meta:character-count="36671"/>
  </office:meta>
</office:document-meta>
</file>